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UMing HK1" svg:font-family="'AR PL UMing HK'"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3.332cm"/>
    </style:style>
    <style:style style:name="Tabla1.B" style:family="table-column">
      <style:table-column-properties style:column-width="6.382cm"/>
    </style:style>
    <style:style style:name="Tabla1.C" style:family="table-column">
      <style:table-column-properties style:column-width="7.287cm"/>
    </style:style>
    <style:style style:name="Tabla1.A1" style:family="table-cell">
      <style:table-cell-properties style:vertical-align="middle" fo:padding="0.049cm" fo:border="none"/>
    </style:style>
    <style:style style:name="P1" style:family="paragraph" style:parent-style-name="Preformatted_20_Text">
      <style:paragraph-properties fo:margin-top="0cm" fo:margin-bottom="0.499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7.3. Validación</text:h>
      <text:p text:style-name="Text_20_body">La principal utilidad de JavaScript en el manejo de los formularios es la validación de los datos introducidos por los usuarios. Antes de enviar un formulario al servidor, se recomienda validar mediante JavaScript los datos insertados por el usuario. De esta forma, si el usuario ha cometido algún error al rellenar el formulario, se le puede notificar de forma instantánea, sin necesidad de esperar la respuesta del servidor.</text:p>
      <text:p text:style-name="Text_20_body">Notificar los errores de forma inmediata mediante JavaScript mejora la satisfacción del usuario con la aplicación (lo que técnicamente se conoce como <text:span text:style-name="Emphasis">"mejorar la experiencia de usuario"</text:span>) y ayuda a reducir la carga de procesamiento en el servidor.</text:p>
      <text:p text:style-name="Text_20_body">Normalmente, la validación de un formulario consiste en llamar a una función de validación cuando el usuario pulsa sobre el botón de envío del formulario. En esta función, se comprueban si los valores que ha introducido el usuario cumplen las restricciones impuestas por la aplicación.</text:p>
      <text:p text:style-name="Text_20_body">Aunque existen tantas posibles comprobaciones como elementos de formulario diferentes, algunas comprobaciones son muy habituales: que se rellene un campo obligatorio, que se seleccione el valor de una lista desplegable, que la dirección de email indicada sea correcta, que la fecha introducida sea lógica, que se haya introducido un número donde así se requiere, etc.</text:p>
      <text:p text:style-name="Text_20_body">A continuación se muestra el código JavaScript básico necesario para incorporar la validación a un formulario:</text:p>
      <text:p text:style-name="Preformatted_20_Text">&lt;form action="" method="" id="" name="" onsubmit="return validacion()"&gt;</text:p>
      <text:p text:style-name="Preformatted_20_Text"><text:s text:c="2"/>...</text:p>
      <text:p text:style-name="P1">&lt;/form&gt;</text:p>
      <text:p text:style-name="Text_20_body">Y el esquema de la función <text:span text:style-name="Source_20_Text">validacion()</text:span> es el siguiente:</text:p>
      <text:p text:style-name="Preformatted_20_Text">function validacion() {</text:p>
      <text:p text:style-name="Preformatted_20_Text"><text:s text:c="2"/>if (condicion que debe cumplir el primer campo del formulario) {</text:p>
      <text:p text:style-name="Preformatted_20_Text"><text:s text:c="4"/>// Si no se cumple la condicion...</text:p>
      <text:p text:style-name="Preformatted_20_Text"><text:s text:c="4"/>alert('[ERROR] El campo debe tener un valor de...');</text:p>
      <text:p text:style-name="Preformatted_20_Text"><text:s text:c="4"/>return false;</text:p>
      <text:p text:style-name="Preformatted_20_Text"><text:s text:c="2"/>}</text:p>
      <text:p text:style-name="Preformatted_20_Text"><text:s text:c="2"/>else if (condicion que debe cumplir el segundo campo del formulario) {</text:p>
      <text:p text:style-name="Preformatted_20_Text"><text:s text:c="4"/>// Si no se cumple la condicion...</text:p>
      <text:p text:style-name="Preformatted_20_Text"><text:s text:c="4"/>alert('[ERROR] El campo debe tener un valor de...');</text:p>
      <text:p text:style-name="Preformatted_20_Text"><text:s text:c="4"/>return false;</text:p>
      <text:p text:style-name="Preformatted_20_Text"><text:s text:c="2"/>}</text:p>
      <text:p text:style-name="Preformatted_20_Text"><text:s text:c="2"/>...</text:p>
      <text:p text:style-name="Preformatted_20_Text"><text:s text:c="2"/>else if (condicion que debe cumplir el último campo del formulario) {</text:p>
      <text:p text:style-name="Preformatted_20_Text"><text:s text:c="4"/>// Si no se cumple la condicion...</text:p>
      <text:p text:style-name="Preformatted_20_Text"><text:s text:c="4"/>alert('[ERROR] El campo debe tener un valor de...');</text:p>
      <text:p text:style-name="Preformatted_20_Text"><text:s text:c="4"/>return false;</text:p>
      <text:p text:style-name="Preformatted_20_Text"><text:s text:c="2"/>}</text:p>
      <text:p text:style-name="Preformatted_20_Text"> </text:p>
      <text:p text:style-name="Preformatted_20_Text"><text:s text:c="2"/>// Si el script ha llegado a este punto, todas las condiciones</text:p>
      <text:p text:style-name="Preformatted_20_Text"><text:s text:c="2"/>// se han cumplido, por lo que se devuelve el valor true</text:p>
      <text:p text:style-name="Preformatted_20_Text"><text:s text:c="2"/>return true;</text:p>
      <text:p text:style-name="P1">}</text:p>
      <text:p text:style-name="Text_20_body">El funcionamiento de esta técnica de validación se basa en el comportamiento del evento <text:span text:style-name="Source_20_Text">onsubmit</text:span> de JavaScript. Al igual que otros eventos como <text:span text:style-name="Source_20_Text">onclick</text:span> y <text:span text:style-name="Source_20_Text">onkeypress</text:span>, el evento <text:span text:style-name="Source_20_Text">'onsubmit</text:span> varía su comportamiento en función del valor que se devuelve.</text:p>
      <text:p text:style-name="Text_20_body">Así, si el evento <text:span text:style-name="Source_20_Text">onsubmit</text:span> devuelve el valor <text:span text:style-name="Source_20_Text">true</text:span>, el formulario se envía como lo haría <text:soft-page-break/>normalmente. Sin embargo, si el evento <text:span text:style-name="Source_20_Text">onsubmit</text:span> devuelve el valor <text:span text:style-name="Source_20_Text">false</text:span>, el formulario no se envía. La clave de esta técnica consiste en comprobar todos y cada uno de los elementos del formulario. En cuando se encuentra un elemento incorrecto, se devuelve el valor <text:span text:style-name="Source_20_Text">false</text:span>. Si no se encuentra ningún error, se devuelve el valor <text:span text:style-name="Source_20_Text">true</text:span>.</text:p>
      <text:p text:style-name="Text_20_body">Por lo tanto, en primer lugar se define el evento <text:span text:style-name="Source_20_Text">onsubmit</text:span> del formulario como:</text:p>
      <text:p text:style-name="P1">onsubmit="return validacion()"</text:p>
      <text:p text:style-name="Text_20_body">Como el código JavaScript devuelve el valor resultante de la función <text:span text:style-name="Source_20_Text">validacion()</text:span>, el formulario solamente se enviará al servidor si esa función devuelve <text:span text:style-name="Source_20_Text">true</text:span>. En el caso de que la función <text:span text:style-name="Source_20_Text">validacion()</text:span> devuelva <text:span text:style-name="Source_20_Text">false</text:span>, el formulario permanecerá sin enviarse.</text:p>
      <text:p text:style-name="Text_20_body">Dentro de la función <text:span text:style-name="Source_20_Text">validacion()</text:span> se comprueban todas las condiciones impuestas por la aplicación. Cuando no se cumple una condición, se devuelve <text:span text:style-name="Source_20_Text">false</text:span> y por tanto el formulario no se envía. Si se llega al final de la función, todas las condiciones se han cumplido correctamente, por lo que se devuelve <text:span text:style-name="Source_20_Text">true</text:span> y el formulario se envía.</text:p>
      <text:p text:style-name="Text_20_body">La notificación de los errores cometidos depende del diseño de cada aplicación. En el código del ejemplo anterior simplemente se muestran mensajes mediante la función <text:span text:style-name="Source_20_Text">alert()</text:span> indicando el error producido. Las aplicaciones web mejor diseñadas muestran cada mensaje de error al lado del elemento de formulario correspondiente y también suelen mostrar un mensaje principal indicando que el formulario contiene errores.</text:p>
      <text:p text:style-name="Text_20_body">Una vez definido el esquema de la función <text:span text:style-name="Source_20_Text">validacion()</text:span>, se debe añadir a esta función el código correspondiente a todas las comprobaciones que se realizan sobre los elementos del formulario. A continuación, se muestran algunas de las validaciones más habituales de los campos de formulario.</text:p>
      <text:h text:style-name="Heading_20_3" text:outline-level="3"><text:bookmark text:name="validar_un_campo_de_texto_obligatorio"/>7.3.1. Validar un campo de texto obligatorio</text:h>
      <text:p text:style-name="Text_20_body">Se trata de forzar al usuario a introducir un valor en un cuadro de texto o textarea en los que sea obligatorio. La condición en JavaScript se puede indicar como:</text:p>
      <text:p text:style-name="Preformatted_20_Text">valor = document.getElementById("campo").value;</text:p>
      <text:p text:style-name="Preformatted_20_Text">if( valor == null || valor.length == 0 || /^\s+$/.test(valor) ) {</text:p>
      <text:p text:style-name="Preformatted_20_Text"><text:s text:c="2"/>return false;</text:p>
      <text:p text:style-name="P1">}</text:p>
      <text:p text:style-name="Text_20_body">Para que se de por completado un campo de texto obligatorio, se comprueba que el valor introducido sea válido, que el número de caracteres introducido sea mayor que cero y que no se hayan introducido sólo espacios en blanco.</text:p>
      <text:p text:style-name="Text_20_body">La palabra reservada <text:span text:style-name="Source_20_Text">null</text:span> es un valor especial que se utiliza para indicar <text:span text:style-name="Emphasis">"ningún valor"</text:span>. Si el valor de una variable es <text:span text:style-name="Source_20_Text">null</text:span>, la variable no contiene ningún valor de tipo objeto, array, numérico, cadena de texto o booleano.</text:p>
      <text:p text:style-name="Text_20_body">La segunda parte de la condición obliga a que el texto introducido tenga una longitud superior a cero caracteres, esto es, que no sea un texto vacío.</text:p>
      <text:p text:style-name="Text_20_body">Por último, la tercera parte de la condición <text:span text:style-name="Source_20_Text">(/^\s+$/.test(valor))</text:span> obliga a que el valor introducido por el usuario no sólo esté formado por espacios en blanco. Esta comprobación se basa en el uso de <text:span text:style-name="Emphasis">"expresiones regulares"</text:span>, un recurso habitual en cualquier lenguaje de programación pero que por su gran complejidad no se van a estudiar. Por lo tanto, sólo es necesario copiar literalmente esta condición, poniendo especial cuidado en no modificar ningún carácter de la expresión.</text:p>
      <text:h text:style-name="Heading_20_3" text:outline-level="3"><text:bookmark text:name="validar_un_campo_de_texto_con_valores_numericos"/><text:soft-page-break/>7.3.2. Validar un campo de texto con valores numéricos</text:h>
      <text:p text:style-name="Text_20_body">Se trata de obligar al usuario a introducir un valor numérico en un cuadro de texto. La condición JavaScript consiste en:</text:p>
      <text:p text:style-name="Preformatted_20_Text">valor = document.getElementById("campo").value;</text:p>
      <text:p text:style-name="Preformatted_20_Text">if( isNaN(valor) ) {</text:p>
      <text:p text:style-name="Preformatted_20_Text"><text:s text:c="2"/>return false;</text:p>
      <text:p text:style-name="P1">}</text:p>
      <text:p text:style-name="Text_20_body">Si el contenido de la variable <text:span text:style-name="Source_20_Text">valor</text:span> no es un número válido, no se cumple la condición. La ventaja de utilizar la función interna <text:span text:style-name="Source_20_Text">isNaN()</text:span> es que simplifica las comprobaciones, ya que JavaScript se encarga de tener en cuenta los decimales, signos, etc.</text:p>
      <text:p text:style-name="Text_20_body">A continuación se muestran algunos resultados de la función <text:span text:style-name="Source_20_Text">isNaN()</text:span>:</text:p>
      <text:p text:style-name="Preformatted_20_Text">isNaN(3); <text:s text:c="9"/>// false</text:p>
      <text:p text:style-name="Preformatted_20_Text">isNaN("3"); <text:s text:c="7"/>// false</text:p>
      <text:p text:style-name="Preformatted_20_Text">isNaN(3.3545); <text:s text:c="4"/>// false</text:p>
      <text:p text:style-name="Preformatted_20_Text">isNaN(32323.345); <text:s/>// false</text:p>
      <text:p text:style-name="Preformatted_20_Text">isNaN(+23.2); <text:s text:c="5"/>// false</text:p>
      <text:p text:style-name="Preformatted_20_Text">isNaN("-23.2"); <text:s text:c="3"/>// false</text:p>
      <text:p text:style-name="Preformatted_20_Text">isNaN("23a"); <text:s text:c="5"/>// true</text:p>
      <text:p text:style-name="P1">isNaN("23.43.54"); // true</text:p>
      <text:h text:style-name="Heading_20_3" text:outline-level="3"><text:bookmark text:name="validar_que_se_ha_seleccionado_una_opcion_de_una_lista"/>7.3.3. Validar que se ha seleccionado una opción de una lista</text:h>
      <text:p text:style-name="Text_20_body">Se trata de obligar al usuario a seleccionar un elemento de una lista desplegable. El siguiente código JavaScript permite conseguirlo:</text:p>
      <text:p text:style-name="Preformatted_20_Text">indice = document.getElementById("opciones").selectedIndex;</text:p>
      <text:p text:style-name="Preformatted_20_Text">if( indice == null || indice == 0 ) {</text:p>
      <text:p text:style-name="Preformatted_20_Text"><text:s text:c="2"/>return false;</text:p>
      <text:p text:style-name="Preformatted_20_Text">}</text:p>
      <text:p text:style-name="Preformatted_20_Text"> </text:p>
      <text:p text:style-name="Preformatted_20_Text">&lt;select id="opciones" name="opciones"&gt;</text:p>
      <text:p text:style-name="Preformatted_20_Text"><text:s text:c="2"/>&lt;option value=""&gt;- Selecciona un valor -&lt;/option&gt;</text:p>
      <text:p text:style-name="Preformatted_20_Text"><text:s text:c="2"/>&lt;option value="1"&gt;Primer valor&lt;/option&gt;</text:p>
      <text:p text:style-name="Preformatted_20_Text"><text:s text:c="2"/>&lt;option value="2"&gt;Segundo valor&lt;/option&gt;</text:p>
      <text:p text:style-name="Preformatted_20_Text"><text:s text:c="2"/>&lt;option value="3"&gt;Tercer valor&lt;/option&gt;</text:p>
      <text:p text:style-name="P1">&lt;/select&gt;</text:p>
      <text:p text:style-name="Text_20_body">A partir de la propiedad <text:span text:style-name="Source_20_Text">selectedIndex</text:span>, se comprueba si el índice de la opción seleccionada es válido y además es distinto de cero. La primera opción de la lista (<text:span text:style-name="Source_20_Text">- Selecciona un valor –</text:span>) no es válida, por lo que no se permite el valor <text:span text:style-name="Source_20_Text">0</text:span> para esta propiedad <text:span text:style-name="Source_20_Text">selectedIndex</text:span>.</text:p>
      <text:h text:style-name="Heading_20_3" text:outline-level="3"><text:bookmark text:name="validar_una_direccion_de_email"/>7.3.4. Validar una dirección de email</text:h>
      <text:p text:style-name="Text_20_body">Se trata de obligar al usuario a introducir una dirección de email con un formato válido. Por tanto, lo que se comprueba es que la dirección <text:span text:style-name="Emphasis">parezca</text:span> válida, ya que no se comprueba si se trata de una cuenta de correo electrónico real y operativa. La condición JavaScript consiste en:</text:p>
      <text:p text:style-name="Preformatted_20_Text">valor = document.getElementById("campo").value;</text:p>
      <text:p text:style-name="Preformatted_20_Text">if( !(/\w+([-+.']\w+)*@\w+([-.]\w+)*\.\w+([-.]\w+)/.test(valor)) ) {</text:p>
      <text:p text:style-name="Preformatted_20_Text"><text:s text:c="2"/>return false;</text:p>
      <text:p text:style-name="P1">}</text:p>
      <text:p text:style-name="Text_20_body">La comprobación se realiza nuevamente mediante las expresiones regulares, ya que las direcciones de correo electrónico válidas pueden ser muy diferentes. Por otra parte, como el estándar que define <text:soft-page-break/>el formato de las direcciones de correo electrónico es muy complejo, la expresión regular anterior es una simplificación. Aunque esta regla valida la mayoría de direcciones de correo electrónico utilizadas por los usuarios, no soporta todos los diferentes formatos válidos de email.</text:p>
      <text:h text:style-name="Heading_20_3" text:outline-level="3"><text:bookmark text:name="validar_una_fecha"/>7.3.5. Validar una fecha</text:h>
      <text:p text:style-name="Text_20_body">Las fechas suelen ser los campos de formulario más complicados de validar por la multitud de formas diferentes en las que se pueden introducir. El siguiente código asume que de alguna forma se ha obtenido el año, el mes y el día introducidos por el usuario:</text:p>
      <text:p text:style-name="Preformatted_20_Text">var ano = document.getElementById("ano").value;</text:p>
      <text:p text:style-name="Preformatted_20_Text">var mes = document.getElementById("mes").value;</text:p>
      <text:p text:style-name="Preformatted_20_Text">var dia = document.getElementById("dia").value;</text:p>
      <text:p text:style-name="Preformatted_20_Text"> </text:p>
      <text:p text:style-name="Preformatted_20_Text">valor = new Date(ano, mes, dia);</text:p>
      <text:p text:style-name="Preformatted_20_Text"> </text:p>
      <text:p text:style-name="Preformatted_20_Text">if( !isNaN(valor) ) {</text:p>
      <text:p text:style-name="Preformatted_20_Text"><text:s text:c="2"/>return false;</text:p>
      <text:p text:style-name="P1">}</text:p>
      <text:p text:style-name="Text_20_body">La función <text:span text:style-name="Source_20_Text">Date(ano, mes, dia)</text:span> es una función interna de JavaScript que permite construir fechas a partir del año, el mes y el día de la fecha. Es muy importante tener en cuenta que el número de mes se indica de <text:span text:style-name="Source_20_Text">0</text:span> a <text:span text:style-name="Source_20_Text">11</text:span>, siendo <text:span text:style-name="Source_20_Text">0</text:span> el mes de Enero y <text:span text:style-name="Source_20_Text">11</text:span> el mes de Diciembre. Los días del mes siguen una numeración diferente, ya que el mínimo permitido es <text:span text:style-name="Source_20_Text">1</text:span> y el máximo <text:span text:style-name="Source_20_Text">31</text:span>.</text:p>
      <text:p text:style-name="Text_20_body">La validación consiste en intentar construir una fecha con los datos proporcionados por el usuario. Si los datos del usuario no son correctos, la fecha no se puede construir correctamente y por tanto la validación del formulario no será correcta.</text:p>
      <text:h text:style-name="Heading_20_3" text:outline-level="3"><text:bookmark text:name="validar_un_numero_de_dni"/>7.3.6. Validar un número de DNI</text:h>
      <text:p text:style-name="Text_20_body">Se trata de comprobar que el número proporcionado por el usuario se corresponde con un número válido de Documento Nacional de Identidad o DNI. Aunque para cada país o región los requisitos del documento de identidad de las personas pueden variar, a continuación se muestra un ejemplo genérico fácilmente adaptable. La validación no sólo debe comprobar que el número esté formado por ocho cifras y una letra, sino que también es necesario comprobar que la letra indicada es correcta para el número introducido:</text:p>
      <text:p text:style-name="Preformatted_20_Text">valor = document.getElementById("campo").value;</text:p>
      <text:p text:style-name="Preformatted_20_Text">var letras = ['T', 'R', 'W', 'A', 'G', 'M', 'Y', 'F', 'P', 'D', 'X', 'B', 'N', 'J', 'Z', 'S', 'Q', 'V', 'H', 'L', 'C', 'K', 'E', 'T'];</text:p>
      <text:p text:style-name="Preformatted_20_Text"> </text:p>
      <text:p text:style-name="Preformatted_20_Text">if( !(/^\d{8}[A-Z]$/.test(valor)) ) {</text:p>
      <text:p text:style-name="Preformatted_20_Text"><text:s text:c="2"/>return false;</text:p>
      <text:p text:style-name="Preformatted_20_Text">}</text:p>
      <text:p text:style-name="Preformatted_20_Text"> </text:p>
      <text:p text:style-name="Preformatted_20_Text">if(valor.charAt(8) != letras[(valor.substring(0, 8))%23]) {</text:p>
      <text:p text:style-name="Preformatted_20_Text"><text:s text:c="2"/>return false;</text:p>
      <text:p text:style-name="P1">}</text:p>
      <text:p text:style-name="Text_20_body">La primera comprobación asegura que el formato del número introducido es el correcto, es decir, que está formado por 8 números seguidos y una letra. Si la letra está al principio de los números, la comprobación sería <text:span text:style-name="Source_20_Text">/^[A-Z]\d{8}$/</text:span>. Si en vez de ocho números y una letra, se requieren diez números y dos letras, la comprobación sería <text:span text:style-name="Source_20_Text">/^\d{10}[A-Z]{2}$/</text:span> y así sucesivamente.</text:p>
      <text:p text:style-name="Text_20_body">La segunda comprobación aplica el algoritmo de cálculo de la letra del DNI y la compara con la letra proporcionada por el usuario. El algoritmo de cada documento de identificación es diferente, por lo que esta parte de la validación se debe adaptar convenientemente.</text:p>
      <text:h text:style-name="Heading_20_3" text:outline-level="3"><text:bookmark text:name="validar_un_numero_de_telefono"/><text:soft-page-break/>7.3.7. Validar un número de teléfono</text:h>
      <text:p text:style-name="Text_20_body">Los números de teléfono pueden ser indicados de formas muy diferentes: con prefijo nacional, con prefijo internacional, agrupado por pares, separando los números con guiones, etc.</text:p>
      <text:p text:style-name="Text_20_body">El siguiente script considera que un número de teléfono está formado por nueve dígitos consecutivos y sin espacios ni guiones entre las cifras:</text:p>
      <text:p text:style-name="Preformatted_20_Text">valor = document.getElementById("campo").value;</text:p>
      <text:p text:style-name="Preformatted_20_Text">if( !(/^\d{9}$/.test(valor)) ) {</text:p>
      <text:p text:style-name="Preformatted_20_Text"><text:s text:c="2"/>return false;</text:p>
      <text:p text:style-name="P1">}</text:p>
      <text:p text:style-name="Text_20_body">Una vez más, la condición de JavaScript se basa en el uso de expresiones regulares, que comprueban si el valor indicado es una sucesión de nueve números consecutivos. A continuación se muestran otras expresiones regulares que se pueden utilizar para otros formatos de número de teléfono: </text:p>
      <table:table table:name="Tabla1" table:style-name="Tabla1">
        <table:table-column table:style-name="Tabla1.A"/>
        <table:table-column table:style-name="Tabla1.B"/>
        <table:table-column table:style-name="Tabla1.C"/>
        <table:table-row>
          <table:table-cell table:style-name="Tabla1.A1" office:value-type="string">
            <text:p text:style-name="Table_20_Heading">Número </text:p>
          </table:table-cell>
          <table:table-cell table:style-name="Tabla1.A1" office:value-type="string">
            <text:p text:style-name="Table_20_Heading">Expresión regular </text:p>
          </table:table-cell>
          <table:table-cell table:style-name="Tabla1.A1" office:value-type="string">
            <text:p text:style-name="Table_20_Heading">Formato </text:p>
          </table:table-cell>
        </table:table-row>
        <table:table-row>
          <table:table-cell table:style-name="Tabla1.A1" office:value-type="string">
            <text:p text:style-name="Table_20_Contents"><text:span text:style-name="Source_20_Text">900900900</text:span> </text:p>
          </table:table-cell>
          <table:table-cell table:style-name="Tabla1.A1" office:value-type="string">
            <text:p text:style-name="Table_20_Contents"><text:span text:style-name="Source_20_Text">/^\d{9}$/</text:span> </text:p>
          </table:table-cell>
          <table:table-cell table:style-name="Tabla1.A1" office:value-type="string">
            <text:p text:style-name="Table_20_Contents">9 cifras seguidas </text:p>
          </table:table-cell>
        </table:table-row>
        <table:table-row>
          <table:table-cell table:style-name="Tabla1.A1" office:value-type="string">
            <text:p text:style-name="Table_20_Contents"><text:span text:style-name="Source_20_Text">900-900-900</text:span> </text:p>
          </table:table-cell>
          <table:table-cell table:style-name="Tabla1.A1" office:value-type="string">
            <text:p text:style-name="Table_20_Contents"><text:span text:style-name="Source_20_Text">/^\d{3}-\d{3}-\d{3}$/</text:span> </text:p>
          </table:table-cell>
          <table:table-cell table:style-name="Tabla1.A1" office:value-type="string">
            <text:p text:style-name="Table_20_Contents">9 cifras agrupadas de 3 en 3 y separadas por guiones </text:p>
          </table:table-cell>
        </table:table-row>
        <table:table-row>
          <table:table-cell table:style-name="Tabla1.A1" office:value-type="string">
            <text:p text:style-name="Table_20_Contents"><text:span text:style-name="Source_20_Text">900 900900</text:span> </text:p>
          </table:table-cell>
          <table:table-cell table:style-name="Tabla1.A1" office:value-type="string">
            <text:p text:style-name="Table_20_Contents"><text:span text:style-name="Source_20_Text">/^\d{3}\s\d{6}$/</text:span> </text:p>
          </table:table-cell>
          <table:table-cell table:style-name="Tabla1.A1" office:value-type="string">
            <text:p text:style-name="Table_20_Contents">9 cifras, las 3 primeras separadas por un espacio </text:p>
          </table:table-cell>
        </table:table-row>
        <table:table-row>
          <table:table-cell table:style-name="Tabla1.A1" office:value-type="string">
            <text:p text:style-name="Table_20_Contents"><text:span text:style-name="Source_20_Text">900 90 09 00</text:span> </text:p>
          </table:table-cell>
          <table:table-cell table:style-name="Tabla1.A1" office:value-type="string">
            <text:p text:style-name="Table_20_Contents"><text:span text:style-name="Source_20_Text">/^\d{3}\s\d{2}\s\d{2}\s\d{2}$/</text:span> </text:p>
          </table:table-cell>
          <table:table-cell table:style-name="Tabla1.A1" office:value-type="string">
            <text:p text:style-name="Table_20_Contents">9 cifras<text:line-break/>las 3 primeras separadas por un espacio<text:line-break/>las siguientes agrupadas de 2 en 2 </text:p>
          </table:table-cell>
        </table:table-row>
        <table:table-row>
          <table:table-cell table:style-name="Tabla1.A1" office:value-type="string">
            <text:p text:style-name="Table_20_Contents"><text:span text:style-name="Source_20_Text">(900) 900900</text:span> </text:p>
          </table:table-cell>
          <table:table-cell table:style-name="Tabla1.A1" office:value-type="string">
            <text:p text:style-name="Table_20_Contents"><text:span text:style-name="Source_20_Text">/^\(\d{3}\)\s\d{6}$/</text:span> </text:p>
          </table:table-cell>
          <table:table-cell table:style-name="Tabla1.A1" office:value-type="string">
            <text:p text:style-name="Table_20_Contents">9 cifras<text:line-break/>las 3 primeras encerradas por paréntesis<text:line-break/>y un espacio de separación respecto del resto </text:p>
          </table:table-cell>
        </table:table-row>
        <table:table-row>
          <table:table-cell table:style-name="Tabla1.A1" office:value-type="string">
            <text:p text:style-name="Table_20_Contents"><text:span text:style-name="Source_20_Text">+34 900900900</text:span> </text:p>
          </table:table-cell>
          <table:table-cell table:style-name="Tabla1.A1" office:value-type="string">
            <text:p text:style-name="Table_20_Contents"><text:span text:style-name="Source_20_Text">/^\+\d{2,3}\s\d{9}$/</text:span> </text:p>
          </table:table-cell>
          <table:table-cell table:style-name="Tabla1.A1" office:value-type="string">
            <text:p text:style-name="Table_20_Contents">Prefijo internacional (<text:span text:style-name="Source_20_Text">+</text:span> seguido de 2 o 3 cifras)<text:line-break/>espacio en blanco y 9 cifras consecutivas </text:p>
          </table:table-cell>
        </table:table-row>
      </table:table>
      <text:h text:style-name="Heading_20_3" text:outline-level="3"><text:bookmark text:name="validar_que_un_checkbox_ha_sido_seleccionado"/>7.3.8. Validar que un checkbox ha sido seleccionado</text:h>
      <text:p text:style-name="Text_20_body">Si un elemento de tipo <text:span text:style-name="Emphasis">checkbox</text:span> se debe seleccionar de forma obligatoria, JavaScript permite comprobarlo de forma muy sencilla:</text:p>
      <text:p text:style-name="Preformatted_20_Text">elemento = document.getElementById("campo");</text:p>
      <text:p text:style-name="Preformatted_20_Text">if( !elemento.checked ) {</text:p>
      <text:p text:style-name="Preformatted_20_Text"><text:s text:c="2"/>return false;</text:p>
      <text:p text:style-name="P1">}</text:p>
      <text:p text:style-name="Text_20_body">Si se trata de comprobar que todos los <text:span text:style-name="Emphasis">checkbox</text:span> del formulario han sido seleccionados, es más fácil utilizar un bucle:</text:p>
      <text:p text:style-name="Preformatted_20_Text">formulario = document.getElementById("formulario");</text:p>
      <text:p text:style-name="Preformatted_20_Text">for(var i=0; i&lt;formulario.elements.length; i++) {</text:p>
      <text:p text:style-name="Preformatted_20_Text"><text:s text:c="2"/>var elemento = formulario.elements[i];</text:p>
      <text:p text:style-name="Preformatted_20_Text"><text:s text:c="2"/>if(elemento.type == "checkbox") {</text:p>
      <text:p text:style-name="Preformatted_20_Text"><text:s text:c="4"/>if(!elemento.checked) {</text:p>
      <text:p text:style-name="Preformatted_20_Text"><text:s text:c="6"/>return false;</text:p>
      <text:p text:style-name="Preformatted_20_Text"><text:s text:c="4"/>}</text:p>
      <text:p text:style-name="Preformatted_20_Text"><text:s text:c="2"/>}</text:p>
      <text:p text:style-name="P1">}</text:p>
      <text:h text:style-name="Heading_20_3" text:outline-level="3"><text:bookmark text:name="validar_que_un_radiobutton_ha_sido_seleccionado"/><text:soft-page-break/>7.3.9. Validar que un radiobutton ha sido seleccionado</text:h>
      <text:p text:style-name="Text_20_body">Aunque se trata de un caso similar al de los <text:span text:style-name="Emphasis">checkbox</text:span>, la validación de los <text:span text:style-name="Emphasis">radiobutton</text:span> presenta una diferencia importante: en general, la comprobación que se realiza es que el usuario haya seleccionado algún <text:span text:style-name="Emphasis">radiobutton</text:span> de los que forman un determinado grupo. Mediante JavaScript, es sencillo determinar si se ha seleccionado algún <text:span text:style-name="Emphasis">radiobutton</text:span> de un grupo:</text:p>
      <text:p text:style-name="Preformatted_20_Text">opciones = document.getElementsByName("opciones");</text:p>
      <text:p text:style-name="Preformatted_20_Text"> </text:p>
      <text:p text:style-name="Preformatted_20_Text">var seleccionado = false;</text:p>
      <text:p text:style-name="Preformatted_20_Text">for(var i=0; i&lt;opciones.length; i++) { <text:s/></text:p>
      <text:p text:style-name="Preformatted_20_Text"><text:s text:c="2"/>if(opciones[i].checked) {</text:p>
      <text:p text:style-name="Preformatted_20_Text"><text:s text:c="4"/>seleccionado = true;</text:p>
      <text:p text:style-name="Preformatted_20_Text"><text:s text:c="4"/>break;</text:p>
      <text:p text:style-name="Preformatted_20_Text"><text:s text:c="2"/>}</text:p>
      <text:p text:style-name="Preformatted_20_Text">}</text:p>
      <text:p text:style-name="Preformatted_20_Text"> </text:p>
      <text:p text:style-name="Preformatted_20_Text">if(!seleccionado) {</text:p>
      <text:p text:style-name="Preformatted_20_Text"><text:s text:c="2"/>return false;</text:p>
      <text:p text:style-name="P1">}</text:p>
      <text:p text:style-name="Text_20_body">El anterior ejemplo recorre todos los <text:span text:style-name="Emphasis">radiobutton</text:span> que forman un grupo y comprueba elemento por elemento si ha sido seleccionado. Cuando se encuentra el primer <text:span text:style-name="Emphasis">radiobutton</text:span> seleccionado, se sale del bucle y se indica que al menos uno ha sido seleccionado.</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 PL UMing HK1" svg:font-family="'AR PL UMing HK'"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 PL UMing HK"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AR PL UMing HK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UMing HK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2-01-22T12:16:14</meta:creation-date>
    <meta:document-statistic meta:table-count="1" meta:image-count="0" meta:object-count="0" meta:page-count="6" meta:paragraph-count="175" meta:word-count="2140" meta:character-count="13761" meta:non-whitespace-character-count="11604"/>
    <dc:date>2012-01-22T12:18:15</dc:date>
    <dc:creator>santiago </dc:creator>
    <meta:editing-duration>PT2M2S</meta:editing-duration>
    <meta:editing-cycles>1</meta:editing-cycles>
    <meta:generator>LibreOffice/3.4$Unix LibreOffice_project/340m1$Build-302</meta:generator>
  </office:meta>
</office:document-meta>
</file>